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111111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7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3cm" svg:height="1cm" svg:x="6.6cm" svg:y="11.3cm">
          <text:p text:style-name="P1"><text:span text:style-name="T1">PALAB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3cm" svg:height="1cm" svg:x="6.6cm" svg:y="15.2cm">
          <text:p text:style-name="P1"><text:span text:style-name="T1">IDIOM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cm" svg:height="1cm" svg:x="12.4cm" svg:y="11.3cm">
          <text:p text:style-name="P1"><text:span text:style-name="T1">GRUP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61cm" svg:height="1.7cm" svg:x="6.8cm" svg:y="12.9cm">
          <text:p text:style-name="P2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1.861cm" svg:height="1.7cm" svg:x="9.7cm" svg:y="11cm">
          <text:p text:style-name="P2"><text:span text:style-name="T1">se</text:span></text:p>
          <text:p text:style-name="P2"><text:span text:style-name="T1">agrupa</text:span></text:p>
          <text:p text:style-name="P2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1.861cm" svg:height="1.7cm" svg:x="4.3cm" svg:y="9.2cm">
          <text:p text:style-name="P2"><text:span text:style-name="T1">se</text:span></text:p>
          <text:p text:style-name="P2"><text:span text:style-name="T1">traduce</text:span></text:p>
          <text:p text:style-name="P2"><text:span text:style-name="T1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75cm" svg:y1="11.3cm" svg:x2="6.161cm" svg:y2="10.05cm" draw:start-shape="id1" draw:start-glue-point="0" draw:end-shape="id2" draw:end-glue-point="7" svg:d="M7750 11300v-1250h-1589" svg:viewBox="0 0 1590 1251">
          <text:p/>
        </draw:connector>
        <draw:connector draw:style-name="gr2" draw:text-style-name="P2" draw:layer="layout" svg:x1="5.231cm" svg:y1="10.9cm" svg:x2="6.6cm" svg:y2="11.8cm" draw:start-shape="id2" draw:start-glue-point="6" draw:end-shape="id1" draw:end-glue-point="3" svg:d="M5231 10900v900h1369" svg:viewBox="0 0 1370 901">
          <text:p/>
        </draw:connector>
        <draw:connector draw:style-name="gr2" draw:text-style-name="P2" draw:layer="layout" svg:x1="7.75cm" svg:y1="12.3cm" svg:x2="7.731cm" svg:y2="12.9cm" draw:start-shape="id1" draw:start-glue-point="2" draw:end-shape="id3" draw:end-glue-point="4" svg:d="M7750 12300v300h-19v300" svg:viewBox="0 0 20 601">
          <text:p/>
        </draw:connector>
        <draw:connector draw:style-name="gr2" draw:text-style-name="P2" draw:layer="layout" svg:x1="7.731cm" svg:y1="14.6cm" svg:x2="7.75cm" svg:y2="15.2cm" draw:start-shape="id3" draw:start-glue-point="6" draw:end-shape="id4" draw:end-glue-point="0" svg:d="M7731 14600v301h19v299" svg:viewBox="0 0 20 601">
          <text:p/>
        </draw:connector>
        <draw:connector draw:style-name="gr2" draw:text-style-name="P2" draw:layer="layout" svg:x1="8.9cm" svg:y1="11.8cm" svg:x2="9.7cm" svg:y2="11.85cm" draw:start-shape="id1" draw:start-glue-point="1" draw:end-shape="id5" draw:end-glue-point="5" svg:d="M8900 11800h400v50h400" svg:viewBox="0 0 801 51">
          <text:p/>
        </draw:connector>
        <draw:connector draw:style-name="gr2" draw:text-style-name="P2" draw:layer="layout" svg:x1="11.561cm" svg:y1="11.85cm" svg:x2="12.4cm" svg:y2="11.8cm" draw:start-shape="id5" draw:start-glue-point="7" draw:end-shape="id6" draw:end-glue-point="3" svg:d="M11561 11850h420v-50h419" svg:viewBox="0 0 840 51">
          <text:p/>
        </draw:connector>
        <draw:frame draw:style-name="gr3" draw:text-style-name="P3" draw:layer="layout" svg:width="1.323cm" svg:height="0.649cm" svg:x="7.6cm" svg:y="14.6cm">
          <draw:text-box>
            <text:p text:style-name="P3">(1, 1)</text:p>
          </draw:text-box>
        </draw:frame>
        <draw:frame draw:style-name="gr3" draw:text-style-name="P3" draw:layer="layout" svg:width="1.323cm" svg:height="0.649cm" svg:x="7.577cm" svg:y="12.2cm">
          <draw:text-box>
            <text:p text:style-name="P3">(0, n)</text:p>
          </draw:text-box>
        </draw:frame>
        <draw:frame draw:style-name="gr3" draw:text-style-name="P3" draw:layer="layout" svg:width="1.323cm" svg:height="0.649cm" svg:x="5.477cm" svg:y="11.751cm">
          <draw:text-box>
            <text:p text:style-name="P3">(0, n)</text:p>
          </draw:text-box>
        </draw:frame>
        <draw:frame draw:style-name="gr3" draw:text-style-name="P3" draw:layer="layout" svg:width="1.323cm" svg:height="0.649cm" svg:x="6.6cm" svg:y="10.551cm">
          <draw:text-box>
            <text:p text:style-name="P3">(0, n)</text:p>
          </draw:text-box>
        </draw:frame>
        <draw:frame draw:style-name="gr3" draw:text-style-name="P3" draw:layer="layout" svg:width="1.323cm" svg:height="0.649cm" svg:x="8.777cm" svg:y="11.151cm">
          <draw:text-box>
            <text:p text:style-name="P3">(0, n)</text:p>
          </draw:text-box>
        </draw:frame>
        <draw:frame draw:style-name="gr4" draw:text-style-name="P3" draw:layer="layout" svg:width="1.323cm" svg:height="0.649cm" svg:x="11.177cm" svg:y="11.1cm">
          <draw:text-box>
            <text:p text:style-name="P3">(0, n)</text:p>
          </draw:text-box>
        </draw:frame>
        <draw:custom-shape draw:style-name="gr1" draw:text-style-name="P1" draw:layer="layout" svg:width="1.1cm" svg:height="0.5cm" svg:x="7.2cm" svg:y="12.9cm">
          <text:p text:style-name="P1">ID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8.9cm" svg:y1="15.2cm" svg:x2="9.3cm" svg:y2="15.2cm">
          <text:p/>
        </draw:line>
        <draw:custom-shape draw:style-name="gr6" draw:text-style-name="P1" draw:layer="layout" svg:width="0.2cm" svg:height="0.2cm" svg:x="9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05cm" svg:height="0.573cm" svg:x="9.4cm" svg:y="14.927cm">
          <draw:text-box>
            <text:p text:style-name="P3"><text:span text:style-name="T2">Nombre</text:span></text:p>
          </draw:text-box>
        </draw:frame>
        <draw:line draw:style-name="gr5" draw:text-style-name="P1" draw:layer="layout" svg:x1="8.9cm" svg:y1="11.3cm" svg:x2="8.9cm" svg:y2="10cm">
          <text:p/>
        </draw:line>
        <draw:line draw:style-name="gr5" draw:text-style-name="P1" draw:layer="layout" svg:x1="8.895cm" svg:y1="10cm" svg:x2="9.295cm" svg:y2="10cm">
          <text:p/>
        </draw:line>
        <draw:custom-shape draw:style-name="gr6" draw:text-style-name="P1" draw:layer="layout" svg:width="0.2cm" svg:height="0.2cm" svg:x="9.29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05cm" svg:height="0.573cm" svg:x="9.395cm" svg:y="9.727cm">
          <draw:text-box>
            <text:p text:style-name="P3"><text:span text:style-name="T2">Nombre</text:span></text:p>
          </draw:text-box>
        </draw:frame>
        <draw:line draw:style-name="gr5" draw:text-style-name="P1" draw:layer="layout" svg:x1="8.895cm" svg:y1="10.401cm" svg:x2="9.295cm" svg:y2="10.401cm">
          <text:p/>
        </draw:line>
        <draw:custom-shape draw:style-name="gr6" draw:text-style-name="P1" draw:layer="layout" svg:width="0.2cm" svg:height="0.2cm" svg:x="9.295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353cm" svg:height="0.573cm" svg:x="9.395cm" svg:y="10.128cm">
          <draw:text-box>
            <text:p text:style-name="P3"><text:span text:style-name="T2">Idioma</text:span></text:p>
          </draw:text-box>
        </draw:frame>
        <draw:line draw:style-name="gr5" draw:text-style-name="P1" draw:layer="layout" svg:x1="9.1cm" svg:y1="9.8cm" svg:x2="9.1cm" svg:y2="10.6cm">
          <text:p/>
        </draw:line>
        <draw:line draw:style-name="gr5" draw:text-style-name="P1" draw:layer="layout" svg:x1="12.4cm" svg:y1="12.3cm" svg:x2="12.4cm" svg:y2="13.1cm">
          <text:p/>
        </draw:line>
        <draw:line draw:style-name="gr5" draw:text-style-name="P1" draw:layer="layout" svg:x1="12.4cm" svg:y1="12.673cm" svg:x2="12.8cm" svg:y2="12.673cm">
          <text:p/>
        </draw:line>
        <draw:custom-shape draw:style-name="gr6" draw:text-style-name="P1" draw:layer="layout" svg:width="0.2cm" svg:height="0.2cm" svg:x="12.8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05cm" svg:height="0.573cm" svg:x="12.9cm" svg:y="12.4cm">
          <draw:text-box>
            <text:p text:style-name="P3"><text:span text:style-name="T2">Nombre</text:span></text:p>
          </draw:text-box>
        </draw:frame>
        <draw:line draw:style-name="gr5" draw:text-style-name="P1" draw:layer="layout" svg:x1="12.4cm" svg:y1="13.074cm" svg:x2="12.8cm" svg:y2="13.074cm">
          <text:p/>
        </draw:line>
        <draw:custom-shape draw:style-name="gr7" draw:text-style-name="P1" draw:layer="layout" svg:width="0.2cm" svg:height="0.2cm" svg:x="12.8cm" svg:y="12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84cm" svg:height="0.573cm" svg:x="12.947cm" svg:y="12.8cm">
          <draw:text-box>
            <text:p text:style-name="P3"><text:span text:style-name="T2">Descrip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íctor Manuel Ortíz Guardeño</meta:initial-creator>
    <meta:creation-date>2015-05-17T17:41:42.670915108</meta:creation-date>
    <dc:date>2015-05-17T18:01:11.755527377</dc:date>
    <dc:creator>Víctor Manuel Ortíz Guardeño</dc:creator>
    <meta:editing-duration>PT3M48S</meta:editing-duration>
    <meta:editing-cycles>1</meta:editing-cycles>
    <meta:document-statistic meta:object-count="37"/>
    <meta:generator>LibreOffice/4.2.7.2$Linux_X86_64 LibreOffice_project/420m0$Build-2</meta:generator>
  </office:meta>
</office:document-meta>
</file>